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E22]" office:value-type="float" office:value="17" calcext:value-type="float">
            <text:p>17</text:p>
          </table:table-cell>
          <table:table-cell table:formula="of:=[.D32]-40" office:value-type="float" office:value="-23" calcext:value-type="float">
            <text:p>-23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1" calcext:value-type="date">
            <text:p>11.06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.00.0000</text:date>, <text:time style:data-style-name="N2" text:time-value="19:52:20.005372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6-11T19:52:44.942589072</dc:date>
    <meta:editing-duration>PT1H36M33S</meta:editing-duration>
    <meta:editing-cycles>52</meta:editing-cycles>
    <meta:document-statistic meta:table-count="1" meta:cell-count="73" meta:object-count="0"/>
  </office:meta>
</office:document-meta>
</file>